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arbon-cache process running?</text:p>
          </table:table-cell>
          <table:table-cell office:value-type="string">
            <text:p>pid file exists?</text:p>
          </table:table-cell>
          <table:table-cell office:value-type="string">
            <text:p>Tested Operation</text:p>
          </table:table-cell>
          <table:table-cell office:value-type="string">
            <text:p>Expected Result</text:p>
          </table:table-cell>
          <table:table-cell office:value-type="string">
            <text:p>Pass Or Fail?</text:p>
          </table:table-cell>
        </table:table-row>
        <table:table-row table:style-name="ro1">
          <table:table-cell/>
          <table:table-cell table:number-columns-repeated="2" office:value-type="string">
            <text:p>No</text:p>
          </table:table-cell>
          <table:table-cell office:value-type="string">
            <text:p>start</text:p>
          </table:table-cell>
          <table:table-cell office:value-type="string">
            <text:p>Process will start</text:p>
          </table:table-cell>
          <table:table-cell office:value-type="string">
            <text:p>success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start</text:p>
          </table:table-cell>
          <table:table-cell office:value-type="string">
            <text:p>Process will start</text:p>
          </table:table-cell>
          <table:table-cell office:value-type="string">
            <text:p>succe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08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5T08:00:08</meta:creation-date>
    <dc:date>2011-08-25T08:22:09</dc:date>
    <meta:editing-duration>PT6M46S</meta:editing-duration>
    <meta:editing-cycles>1</meta:editing-cycles>
    <meta:document-statistic meta:table-count="3" meta:cell-count="15" meta:object-count="0"/>
    <meta:generator>LibreOffice/3.3$Linux LibreOffice_project/330m19$Build-301</meta:generator>
  </office:meta>
</office:document-meta>
</file>